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ource Code Pro" svg:font-family="'Source Code Pro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Source Code Pro" fo:font-size="12pt" style:font-name-asian="Source Code Pro" style:font-size-asian="12pt" style:font-name-complex="Source Code Pro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. And here is another on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ource Code Pro" svg:font-family="'Source Code Pro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10-16T13:39:58</meta:creation-date>
    <meta:document-statistic meta:table-count="0" meta:image-count="0" meta:object-count="0" meta:page-count="1" meta:paragraph-count="1" meta:word-count="9" meta:character-count="40"/>
    <dc:date>2016-10-16T13:40:29</dc:date>
    <meta:editing-duration>PT00H00M32S</meta:editing-duration>
    <meta:editing-cycles>1</meta:editing-cycles>
    <meta:generator>NeoOffice/3.2015.10_Classic_Edition$Unix OpenOffice.org_project/Patch 0</meta:generator>
  </office:meta>
</office:document-meta>
</file>